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null-year="2000"/>
      <table:table table:name="switc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number-columns-repeated="4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activate</text:p>
          </table:table-cell>
          <table:table-cell office:value-type="string" calcext:value-type="string">
            <text:p>cv</text:p>
          </table:table-cell>
          <table:table-cell/>
          <table:table-cell table:style-name="Default" office:value-type="string" calcext:value-type="string">
            <text:p>sync</text:p>
          </table:table-cell>
          <table:table-cell table:style-name="Default" office:value-type="string" calcext:value-type="string">
            <text:p>reload</text:p>
          </table:table-cell>
          <table:table-cell table:style-name="Default" office:value-type="string" calcext:value-type="string">
            <text:p>activate</text:p>
          </table:table-cell>
          <table:table-cell table:style-name="Default" office:value-type="string" calcext:value-type="string">
            <text:p>c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861" calcext:value-type="float">
            <text:p>0,015861</text:p>
          </table:table-cell>
          <table:table-cell office:value-type="float" office:value="0.146" calcext:value-type="float">
            <text:p>0,146</text:p>
          </table:table-cell>
          <table:table-cell table:number-columns-repeated="2" office:value-type="float" office:value="0.000001" calcext:value-type="float">
            <text:p>0,000001</text:p>
          </table:table-cell>
          <table:table-cell/>
          <table:table-cell table:formula="of:=[.B2]/MAX([.B2:.E2])" office:value-type="percentage" office:value="0.10863698630137" calcext:value-type="percentage">
            <text:p>10,86%</text:p>
          </table:table-cell>
          <table:table-cell table:formula="of:=[.C2]/MAX([.C2:.F2])" office:value-type="percentage" office:value="1" calcext:value-type="percentage">
            <text:p>100,00%</text:p>
          </table:table-cell>
          <table:table-cell table:formula="of:=[.D2]/MAX([.D2:.G2])" office:value-type="percentage" office:value="0.0000092049681608978" calcext:value-type="percentage">
            <text:p>0,00%</text:p>
          </table:table-cell>
          <table:table-cell table:formula="of:=[.E2]/MAX([.E2:.H2])" office:value-type="percentage" office:value="0.000001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1922" calcext:value-type="float">
            <text:p>0,031922</text:p>
          </table:table-cell>
          <table:table-cell office:value-type="float" office:value="0.16606" calcext:value-type="float">
            <text:p>0,16606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3011" calcext:value-type="float">
            <text:p>0,003011</text:p>
          </table:table-cell>
          <table:table-cell/>
          <table:table-cell table:formula="of:=[.B3]/MAX([.B3:.E3])" office:value-type="percentage" office:value="0.192231723473443" calcext:value-type="percentage">
            <text:p>19,22%</text:p>
          </table:table-cell>
          <table:table-cell table:formula="of:=[.C3]/MAX([.C3:.F3])" office:value-type="percentage" office:value="1" calcext:value-type="percentage">
            <text:p>100,00%</text:p>
          </table:table-cell>
          <table:table-cell table:formula="of:=[.D3]/MAX([.D3:.G3])" office:value-type="percentage" office:value="0.003625832341332" calcext:value-type="percentage">
            <text:p>0,36%</text:p>
          </table:table-cell>
          <table:table-cell table:formula="of:=[.E3]/MAX([.E3:.H3])" office:value-type="percentage" office:value="0.003011" calcext:value-type="percentage">
            <text:p>0,3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7632" calcext:value-type="float">
            <text:p>0,047632</text:p>
          </table:table-cell>
          <table:table-cell office:value-type="float" office:value="0.178691" calcext:value-type="float">
            <text:p>0,178691</text:p>
          </table:table-cell>
          <table:table-cell office:value-type="float" office:value="0.001462" calcext:value-type="float">
            <text:p>0,001462</text:p>
          </table:table-cell>
          <table:table-cell office:value-type="float" office:value="0.005896" calcext:value-type="float">
            <text:p>0,005896</text:p>
          </table:table-cell>
          <table:table-cell/>
          <table:table-cell table:formula="of:=[.B4]/MAX([.B4:.E4])" office:value-type="percentage" office:value="0.266560710947949" calcext:value-type="percentage">
            <text:p>26,66%</text:p>
          </table:table-cell>
          <table:table-cell table:formula="of:=[.C4]/MAX([.C4:.F4])" office:value-type="percentage" office:value="1" calcext:value-type="percentage">
            <text:p>100,00%</text:p>
          </table:table-cell>
          <table:table-cell table:formula="of:=[.D4]/MAX([.D4:.G4])" office:value-type="percentage" office:value="0.00548467924924421" calcext:value-type="percentage">
            <text:p>0,55%</text:p>
          </table:table-cell>
          <table:table-cell table:formula="of:=[.E4]/MAX([.E4:.H4])" office:value-type="percentage" office:value="0.005896" calcext:value-type="percentage">
            <text:p>0,5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82" calcext:value-type="float">
            <text:p>0,06282</text:p>
          </table:table-cell>
          <table:table-cell office:value-type="float" office:value="0.195441" calcext:value-type="float">
            <text:p>0,195441</text:p>
          </table:table-cell>
          <table:table-cell office:value-type="float" office:value="0.002235" calcext:value-type="float">
            <text:p>0,002235</text:p>
          </table:table-cell>
          <table:table-cell office:value-type="float" office:value="0.008813" calcext:value-type="float">
            <text:p>0,008813</text:p>
          </table:table-cell>
          <table:table-cell/>
          <table:table-cell table:formula="of:=[.B5]/MAX([.B5:.E5])" office:value-type="percentage" office:value="0.321426926796322" calcext:value-type="percentage">
            <text:p>32,14%</text:p>
          </table:table-cell>
          <table:table-cell table:formula="of:=[.C5]/MAX([.C5:.F5])" office:value-type="percentage" office:value="1" calcext:value-type="percentage">
            <text:p>100,00%</text:p>
          </table:table-cell>
          <table:table-cell table:formula="of:=[.D5]/MAX([.D5:.G5])" office:value-type="percentage" office:value="0.00695336891117479" calcext:value-type="percentage">
            <text:p>0,70%</text:p>
          </table:table-cell>
          <table:table-cell table:formula="of:=[.E5]/MAX([.E5:.H5])" office:value-type="percentage" office:value="0.008813" calcext:value-type="percentage">
            <text:p>0,8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561" calcext:value-type="float">
            <text:p>0,078561</text:p>
          </table:table-cell>
          <table:table-cell office:value-type="float" office:value="0.212078" calcext:value-type="float">
            <text:p>0,212078</text:p>
          </table:table-cell>
          <table:table-cell office:value-type="float" office:value="0.003073" calcext:value-type="float">
            <text:p>0,003073</text:p>
          </table:table-cell>
          <table:table-cell office:value-type="float" office:value="0.01215" calcext:value-type="float">
            <text:p>0,01215</text:p>
          </table:table-cell>
          <table:table-cell/>
          <table:table-cell table:formula="of:=[.B6]/MAX([.B6:.E6])" office:value-type="percentage" office:value="0.370434462791992" calcext:value-type="percentage">
            <text:p>37,04%</text:p>
          </table:table-cell>
          <table:table-cell table:formula="of:=[.C6]/MAX([.C6:.F6])" office:value-type="percentage" office:value="1" calcext:value-type="percentage">
            <text:p>100,00%</text:p>
          </table:table-cell>
          <table:table-cell table:formula="of:=[.D6]/MAX([.D6:.G6])" office:value-type="percentage" office:value="0.00829566443909828" calcext:value-type="percentage">
            <text:p>0,83%</text:p>
          </table:table-cell>
          <table:table-cell table:formula="of:=[.E6]/MAX([.E6:.H6])" office:value-type="percentage" office:value="0.01215" calcext:value-type="percentage">
            <text:p>1,2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4033" calcext:value-type="float">
            <text:p>0,094033</text:p>
          </table:table-cell>
          <table:table-cell office:value-type="float" office:value="0.22783" calcext:value-type="float">
            <text:p>0,22783</text:p>
          </table:table-cell>
          <table:table-cell office:value-type="float" office:value="0.003781" calcext:value-type="float">
            <text:p>0,003781</text:p>
          </table:table-cell>
          <table:table-cell office:value-type="float" office:value="0.015246" calcext:value-type="float">
            <text:p>0,015246</text:p>
          </table:table-cell>
          <table:table-cell/>
          <table:table-cell table:formula="of:=[.B7]/MAX([.B7:.E7])" office:value-type="percentage" office:value="0.412733178246939" calcext:value-type="percentage">
            <text:p>41,27%</text:p>
          </table:table-cell>
          <table:table-cell table:formula="of:=[.C7]/MAX([.C7:.F7])" office:value-type="percentage" office:value="1" calcext:value-type="percentage">
            <text:p>100,00%</text:p>
          </table:table-cell>
          <table:table-cell table:formula="of:=[.D7]/MAX([.D7:.G7])" office:value-type="percentage" office:value="0.00916088213712207" calcext:value-type="percentage">
            <text:p>0,92%</text:p>
          </table:table-cell>
          <table:table-cell table:formula="of:=[.E7]/MAX([.E7:.H7])" office:value-type="percentage" office:value="0.015246" calcext:value-type="percentage">
            <text:p>1,5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0392" calcext:value-type="float">
            <text:p>0,110392</text:p>
          </table:table-cell>
          <table:table-cell office:value-type="float" office:value="0.246547" calcext:value-type="float">
            <text:p>0,246547</text:p>
          </table:table-cell>
          <table:table-cell office:value-type="float" office:value="0.004756" calcext:value-type="float">
            <text:p>0,004756</text:p>
          </table:table-cell>
          <table:table-cell office:value-type="float" office:value="0.018346" calcext:value-type="float">
            <text:p>0,018346</text:p>
          </table:table-cell>
          <table:table-cell/>
          <table:table-cell table:formula="of:=[.B8]/MAX([.B8:.E8])" office:value-type="percentage" office:value="0.447752355534645" calcext:value-type="percentage">
            <text:p>44,78%</text:p>
          </table:table-cell>
          <table:table-cell table:formula="of:=[.C8]/MAX([.C8:.F8])" office:value-type="percentage" office:value="1" calcext:value-type="percentage">
            <text:p>100,00%</text:p>
          </table:table-cell>
          <table:table-cell table:formula="of:=[.D8]/MAX([.D8:.G8])" office:value-type="percentage" office:value="0.0106219430031162" calcext:value-type="percentage">
            <text:p>1,06%</text:p>
          </table:table-cell>
          <table:table-cell table:formula="of:=[.E8]/MAX([.E8:.H8])" office:value-type="percentage" office:value="0.018346" calcext:value-type="percentage">
            <text:p>1,8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8302" calcext:value-type="float">
            <text:p>0,128302</text:p>
          </table:table-cell>
          <table:table-cell office:value-type="float" office:value="0.263603" calcext:value-type="float">
            <text:p>0,263603</text:p>
          </table:table-cell>
          <table:table-cell office:value-type="float" office:value="0.005489" calcext:value-type="float">
            <text:p>0,005489</text:p>
          </table:table-cell>
          <table:table-cell office:value-type="float" office:value="0.021538" calcext:value-type="float">
            <text:p>0,021538</text:p>
          </table:table-cell>
          <table:table-cell/>
          <table:table-cell table:formula="of:=[.B9]/MAX([.B9:.E9])" office:value-type="percentage" office:value="0.486724354426922" calcext:value-type="percentage">
            <text:p>48,67%</text:p>
          </table:table-cell>
          <table:table-cell table:formula="of:=[.C9]/MAX([.C9:.F9])" office:value-type="percentage" office:value="1" calcext:value-type="percentage">
            <text:p>100,00%</text:p>
          </table:table-cell>
          <table:table-cell table:formula="of:=[.D9]/MAX([.D9:.G9])" office:value-type="percentage" office:value="0.0112774303362379" calcext:value-type="percentage">
            <text:p>1,13%</text:p>
          </table:table-cell>
          <table:table-cell table:formula="of:=[.E9]/MAX([.E9:.H9])" office:value-type="percentage" office:value="0.021538" calcext:value-type="percentage">
            <text:p>2,1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3675" calcext:value-type="float">
            <text:p>0,143675</text:p>
          </table:table-cell>
          <table:table-cell office:value-type="float" office:value="0.281128" calcext:value-type="float">
            <text:p>0,281128</text:p>
          </table:table-cell>
          <table:table-cell office:value-type="float" office:value="0.006277" calcext:value-type="float">
            <text:p>0,006277</text:p>
          </table:table-cell>
          <table:table-cell office:value-type="float" office:value="0.024472" calcext:value-type="float">
            <text:p>0,024472</text:p>
          </table:table-cell>
          <table:table-cell/>
          <table:table-cell table:formula="of:=[.B10]/MAX([.B10:.E10])" office:value-type="percentage" office:value="0.511066133576165" calcext:value-type="percentage">
            <text:p>51,11%</text:p>
          </table:table-cell>
          <table:table-cell table:formula="of:=[.C10]/MAX([.C10:.F10])" office:value-type="percentage" office:value="1" calcext:value-type="percentage">
            <text:p>100,00%</text:p>
          </table:table-cell>
          <table:table-cell table:formula="of:=[.D10]/MAX([.D10:.G10])" office:value-type="percentage" office:value="0.0122821677814512" calcext:value-type="percentage">
            <text:p>1,23%</text:p>
          </table:table-cell>
          <table:table-cell table:formula="of:=[.E10]/MAX([.E10:.H10])" office:value-type="percentage" office:value="0.024472" calcext:value-type="percentage">
            <text:p>2,4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8939" calcext:value-type="float">
            <text:p>0,158939</text:p>
          </table:table-cell>
          <table:table-cell office:value-type="float" office:value="0.29406" calcext:value-type="float">
            <text:p>0,29406</text:p>
          </table:table-cell>
          <table:table-cell office:value-type="float" office:value="0.006906" calcext:value-type="float">
            <text:p>0,006906</text:p>
          </table:table-cell>
          <table:table-cell office:value-type="float" office:value="0.027649" calcext:value-type="float">
            <text:p>0,027649</text:p>
          </table:table-cell>
          <table:table-cell/>
          <table:table-cell table:formula="of:=[.B11]/MAX([.B11:.E11])" office:value-type="percentage" office:value="0.540498537713392" calcext:value-type="percentage">
            <text:p>54,05%</text:p>
          </table:table-cell>
          <table:table-cell table:formula="of:=[.C11]/MAX([.C11:.F11])" office:value-type="percentage" office:value="1" calcext:value-type="percentage">
            <text:p>100,00%</text:p>
          </table:table-cell>
          <table:table-cell table:formula="of:=[.D11]/MAX([.D11:.G11])" office:value-type="percentage" office:value="0.0127770928469413" calcext:value-type="percentage">
            <text:p>1,28%</text:p>
          </table:table-cell>
          <table:table-cell table:formula="of:=[.E11]/MAX([.E11:.H11])" office:value-type="percentage" office:value="0.027649" calcext:value-type="percentage">
            <text:p>2,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2:14:41.150171951</dc:date>
    <meta:editing-duration>PT4M42S</meta:editing-duration>
    <meta:editing-cycles>1</meta:editing-cycles>
    <meta:document-statistic meta:table-count="1" meta:cell-count="99" meta:object-count="0"/>
    <meta:generator>LibreOffice/4.3.3.2$Linux_X86_64 LibreOffice_project/430m0$Build-2</meta:generator>
  </office:meta>
</office:document-meta>
</file>